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padding="0.0193in" fo:border="0.06pt solid #d9d9e3"/>
    </style:style>
    <style:style style:name="P2" style:family="paragraph" style:parent-style-name="Text_20_body" style:list-style-name="L1">
      <style:paragraph-properties fo:margin-top="0in" fo:margin-bottom="0in" style:contextual-spacing="false" fo:padding="0.0193in" fo:border="0.06pt solid #d9d9e3"/>
    </style:style>
    <style:style style:name="P3" style:family="paragraph" style:parent-style-name="Text_20_body" style:list-style-name="L1">
      <style:paragraph-properties fo:margin-top="0in" fo:margin-bottom="0in" style:contextual-spacing="false" fo:padding="0.0193in" fo:border="0.06pt solid #d9d9e3"/>
      <style:text-properties officeooo:paragraph-rsid="001d3cae"/>
    </style:style>
    <style:style style:name="P4" style:family="paragraph" style:parent-style-name="Text_20_body" style:list-style-name="L1">
      <style:paragraph-properties fo:margin-top="0in" fo:margin-bottom="0in" style:contextual-spacing="false" fo:padding="0.0193in" fo:border="0.06pt solid #d9d9e3"/>
      <style:text-properties officeooo:paragraph-rsid="001d3cae" loext:padding="0.0193in" loext:border="0.06pt solid #000000"/>
    </style:style>
    <style:style style:name="P5" style:family="paragraph" style:parent-style-name="Text_20_body" style:list-style-name="L1">
      <style:paragraph-properties fo:margin-top="0in" fo:margin-bottom="0in" style:contextual-spacing="false" fo:padding="0.0193in" fo:border="0.06pt solid #d9d9e3"/>
      <style:text-properties fo:font-size="11pt" style:font-size-asian="11pt" style:font-size-complex="11pt" loext:padding="0.0193in" loext:border="0.06pt solid #000000"/>
    </style:style>
    <style:style style:name="P6" style:family="paragraph" style:parent-style-name="Text_20_body">
      <style:paragraph-properties fo:padding="0.0193in" fo:border="0.06pt solid #d9d9e3"/>
    </style:style>
    <style:style style:name="T1" style:family="text">
      <style:text-properties loext:padding="0.0193in" loext:border="0.06pt solid #d9d9e3"/>
    </style:style>
    <style:style style:name="T2" style:family="text">
      <style:text-properties loext:padding="0.0193in" loext:border="0.06pt solid #00000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8282090" text:style-name="L1">
        <text:list-item>
          <text:p text:style-name="P1"><text:span text:style-name="Strong_20_Emphasis"><text:span text:style-name="T1">Define the Camera Parameters:</text:span></text:span></text:p>
          <text:list>
            <text:list-item>
              <text:p text:style-name="P2">Camera position (eye/camera origin): <text:span text:style-name="T2">eye=(eyex​,eyey​,eyez​)</text:span></text:p>
            </text:list-item>
            <text:list-item>
              <text:p text:style-name="P3">Camera orientation (look-at direction or normalized vector): </text:p>
            </text:list-item>
            <text:list-item>
              <text:p text:style-name="P4">look_at=(look_atx​,look_aty​,look_atz​)</text:p>
            </text:list-item>
            <text:list-item>
              <text:p text:style-name="P2">Up vector (defines camera's up direction): <text:span text:style-name="T2">up=(upx​,upy​,upz​)</text:span></text:p>
            </text:list-item>
            <text:list-item>
              <text:p text:style-name="P2">Field of View (FOV) in radians or degrees: <text:span text:style-name="T2">FOV</text:span></text:p>
            </text:list-item>
            <text:list-item>
              <text:p text:style-name="P2">Image dimensions (width and height of the image)</text:p>
            </text:list-item>
          </text:list>
        </text:list-item>
        <text:list-item>
          <text:p text:style-name="P1"><text:span text:style-name="Strong_20_Emphasis"><text:span text:style-name="T1">Calculate the Camera's Basis Vectors:</text:span></text:span></text:p>
          <text:list>
            <text:list-item>
              <text:p text:style-name="P2">Calculate the camera's right and up vectors using the cross product of the look-at and up vectors to create an orthogonal basis.</text:p>
            </text:list-item>
            <text:list-item>
              <text:p text:style-name="P2">Normalize these vectors to ensure they're of unit length.</text:p>
            </text:list-item>
          </text:list>
        </text:list-item>
        <text:list-item>
          <text:p text:style-name="P1"><text:span text:style-name="Strong_20_Emphasis"><text:span text:style-name="T1">Calculate the Ray Direction for a Pixel:</text:span></text:span></text:p>
          <text:list>
            <text:list-item>
              <text:p text:style-name="P2">For each pixel <text:span text:style-name="T2">(i,j)</text:span> on the image plane:</text:p>
              <text:list>
                <text:list-item>
                  <text:p text:style-name="P2">Map the pixel coordinates to normalized device coordinates (<text:span text:style-name="T2">u,v</text:span>) in the range <text:span text:style-name="T2">[−1,1]</text:span> representing the screen space.</text:p>
                </text:list-item>
                <text:list-item>
                  <text:p text:style-name="P2">Calculate the ray direction vector <text:span text:style-name="T2">ray_dir</text:span> for the pixel using the camera's basis vectors and FOV:</text:p>
                  <text:p text:style-name="P5">ray_dir=normalize(look_at+aspect_ratio×right×FOV_scale×u+up×FOV_scale×v)</text:p>
                </text:list-item>
                <text:list-item>
                  <text:p text:style-name="P2">Where:</text:p>
                  <text:list>
                    <text:list-item>
                      <text:p text:style-name="P2"><text:span text:style-name="T2">aspect_ratio</text:span> is the aspect ratio of the image (width / height).</text:p>
                    </text:list-item>
                    <text:list-item>
                      <text:p text:style-name="P2"><text:span text:style-name="T2">FOV_scale</text:span> is a scale factor based on the FOV angl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span text:style-name="Strong_20_Emphasis"><text:span text:style-name="T1">Create the Ray:</text:span></text:span></text:p>
          <text:list>
            <text:list-item>
              <text:p text:style-name="P1">Combine the camera position (eye) and the calculated ray direction to form the primary ray for the pixel.</text:p>
            </text:list-item>
          </text:list>
        </text:list-item>
      </text:list>
      <text:p text:style-name="P6"/>
      <text:p text:style-name="P6">https://learnopengl.com/Getting-started/Camera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20:45:07.326448254</meta:creation-date>
    <dc:date>2023-12-03T21:47:32.344350168</dc:date>
    <meta:editing-duration>PT1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90" meta:character-count="1242" meta:non-whitespace-character-count="1044"/>
  </office:meta>
</office:document-meta>
</file>